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Heading1" style:master-page-name="MP0" style:family="paragraph">
      <style:paragraph-properties fo:break-before="page"/>
      <style:text-properties style:text-underline-type="single" style:text-underline-style="solid" style:text-underline-width="auto" style:text-underline-mode="continuous"/>
    </style:style>
  </office:automatic-styles>
  <office:body>
    <office:text text:use-soft-page-breaks="true">
      <text:h text:style-name="P1" text:outline-level="1">Jugendforscht:</text:h>
      <text:p text:style-name="Normal">Wir haben ein Projekt in Python geplant, das eine interaktive Formelsammlung für Nutzer bereitstellt, die auf einem Python-fähigen Taschenrechner der Firma Texas Instruments arbeiten. Die Anwendung soll es dem Nutzer ermöglichen, durch Eingabe relevanter Werte geometrische Gleichungen in Form gängiger Terme und Gleichungen sowie allgemein bekannter Figuren zu berechnen. So kann der Nutzer Berechnungen, wie etwa die Fläche eines Kreises oder das Volumen eines Quaders, direkt ausführen. Als Grundlage dienen die Formeln aus der Formelsammlung des Verlags CC.Buchner, die<text:s/>durch uns<text:s/>in das Programm integriert wird.</text:p>
      <text:p text:style-name="Normal">Zusätzlich soll das Programm einen Physikteil enthalten, in dem wichtige Formeln und physikalische Gesetze zur Verfügung stehen. Beispielsweise könnte der Nutzer das Gesetz von Gay-Lussac verwenden, um Druckveränderungen in Gasen zu berechnen, oder Formeln zum<text:s/>elektrischen<text:s/>Strom<text:s/>nutzen, um Spannungen, Ströme und Widerstände zu analysieren.</text:p>
      <text:p text:style-name="Normal">Die Benutzeroberfläche soll durch einfache Menüs und Eingabeaufforderungen die Navigation zwischen verschiedenen Bereichen wie<text:s/>Beispielsweise<text:s/>Geometrie und Physik erleichtern. So kann der Nutzer gezielt die<text:s/>von ihm<text:s/>benötigte Kategorie und entsprechende Formel auswählen und durch<text:s/>Eingaben von Zahlen<text:s/>den Rechenvorgang steuern. Ein solches Programm wäre besonders hilfreich für Schülerinnen<text:s/>und<text:s/>Schüler, da es gängige Formeln schnell verfügbar macht und so das Lernen und die Anwendung in Praxisfällen unterstützt.</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Noah Schuldt</meta:initial-creator>
    <dc:creator>Noah Schuldt</dc:creator>
    <meta:creation-date>2024-11-05T12:25:00Z</meta:creation-date>
    <dc:date>2024-11-05T13:46:00Z</dc:date>
    <meta:template xlink:href="Normal" xlink:type="simple"/>
    <meta:editing-cycles>1</meta:editing-cycles>
    <meta:editing-duration>PT0S</meta:editing-duration>
    <meta:document-statistic meta:page-count="1" meta:paragraph-count="2" meta:word-count="203" meta:character-count="1487" meta:row-count="10" meta:non-whitespace-character-count="1286"/>
  </office:meta>
</office:document-meta>
</file>